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0606d2" officeooo:paragraph-rsid="000606d2" style:font-weight-asian="bold" style:font-weight-complex="bold"/>
    </style:style>
    <style:style style:name="P2" style:family="paragraph" style:parent-style-name="Standard">
      <style:paragraph-properties fo:text-align="justify" style:justify-single-word="false"/>
      <style:text-properties officeooo:rsid="000606d2" officeooo:paragraph-rsid="000606d2"/>
    </style:style>
    <style:style style:name="P3" style:family="paragraph" style:parent-style-name="Standard">
      <style:paragraph-properties fo:text-align="justify" style:justify-single-word="false"/>
      <style:text-properties officeooo:rsid="00079121" officeooo:paragraph-rsid="00079121"/>
    </style:style>
    <style:style style:name="P4" style:family="paragraph" style:parent-style-name="Standard">
      <style:paragraph-properties fo:text-align="justify" style:justify-single-word="false"/>
      <style:text-properties fo:font-size="14pt" officeooo:rsid="000606d2" officeooo:paragraph-rsid="000606d2" style:font-size-asian="14pt" style:font-size-complex="14pt"/>
    </style:style>
    <style:style style:name="P5" style:family="paragraph" style:parent-style-name="Standard">
      <style:paragraph-properties fo:text-align="justify" style:justify-single-word="false"/>
      <style:text-properties officeooo:rsid="00090d69" officeooo:paragraph-rsid="00090d69"/>
    </style:style>
    <style:style style:name="P6" style:family="paragraph" style:parent-style-name="Standard">
      <style:paragraph-properties fo:text-align="justify" style:justify-single-word="false"/>
      <style:text-properties officeooo:rsid="000c1774" officeooo:paragraph-rsid="000c1774"/>
    </style:style>
    <style:style style:name="P7" style:family="paragraph" style:parent-style-name="Standard">
      <style:paragraph-properties fo:text-align="justify" style:justify-single-word="false"/>
      <style:text-properties officeooo:rsid="000d248b" officeooo:paragraph-rsid="000d248b"/>
    </style:style>
    <style:style style:name="T1" style:family="text">
      <style:text-properties officeooo:rsid="00079121"/>
    </style:style>
    <style:style style:name="T2" style:family="text">
      <style:text-properties fo:font-weight="bold" style:font-weight-asian="bold" style:font-weight-complex="bold"/>
    </style:style>
    <style:style style:name="T3" style:family="text">
      <style:text-properties officeooo:rsid="00090d69"/>
    </style:style>
    <style:style style:name="T4" style:family="text">
      <style:text-properties officeooo:rsid="000c1774"/>
    </style:style>
    <style:style style:name="T5" style:family="text">
      <style:text-properties officeooo:rsid="000d3e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Comments</text:span></text:p>
      <text:p text:style-name="P2">Types of comments</text:p>
      <text:p text:style-name="P2"/>
      <text:p text:style-name="P2">A comment is a line (or multiple lines) of text that are inserted into the source code to explain what the code is doing. In C++ there are two kinds of comments.</text:p>
      <text:p text:style-name="P2"/>
      <text:p text:style-name="P2">The // symbol begins a C++ single-line comment, which tells the compiler to ignore everything to the end of the line. For example:</text:p>
      <text:p text:style-name="P2"/>
      <text:p text:style-name="P2"><text:span text:style-name="T4">00</text:span>1<text:span text:style-name="T1">| </text:span>std::cout &lt;&lt; "Hello world!" &lt;&lt; endl; // Everything from here to the right is ignored.</text:p>
      <text:p text:style-name="P2"/>
      <text:p text:style-name="P2">Typically, the single line comment is used to make a quick comment about a single line of code.</text:p>
      <text:p text:style-name="P2"/>
      <text:p text:style-name="P2"><text:span text:style-name="T4">01| </text:span>std::cout &lt;&lt; "Hello world!" &lt;&lt; std::endl; // cout and endl live in the iostream library</text:p>
      <text:p text:style-name="P2"><text:span text:style-name="T4">02| </text:span>std::cout &lt;&lt; "It is very nice to meet you!" &lt;&lt; std::endl; // these comments make the code hard to read</text:p>
      <text:p text:style-name="P2"><text:span text:style-name="T4">03| </text:span>std::cout &lt;&lt; "Yeah!" &lt;&lt; std::endl; // especially when lines are different lengths</text:p>
      <text:p text:style-name="P2"/>
      <text:p text:style-name="P2">Having comments to the right of a line can make both the code and the comment hard to read, particularly if the line is long. Consequently, the // comment is often placed above the line it is commenting.</text:p>
      <text:p text:style-name="P2"/>
      <text:p text:style-name="P6">01| // cout and endl live in the iostream library</text:p>
      <text:p text:style-name="P6">02| std::cout &lt;&lt; "Hello world!" &lt;&lt; std::endl;</text:p>
      <text:p text:style-name="P6">03| </text:p>
      <text:p text:style-name="P6">04| // this is much easier to read</text:p>
      <text:p text:style-name="P6">05| std::cout &lt;&lt; "It is very nice to meet you!" &lt;&lt; std::endl;</text:p>
      <text:p text:style-name="P6">06|</text:p>
      <text:p text:style-name="P6">07| // don't you think so?</text:p>
      <text:p text:style-name="P6">08| std::cout &lt;&lt; "Yeah!" &lt;&lt; std::endl;</text:p>
      <text:p text:style-name="P6"/>
      <text:p text:style-name="P6">The /* and */ pair of symbols denotes a C-style multi-line comment. Everything in between the symbols is ignored.</text:p>
      <text:p text:style-name="P6"/>
      <text:p text:style-name="P6">01| /* This is a multi-line comment.</text:p>
      <text:p text:style-name="P6">02| <text:s text:c="4"/>This line will be ignored.</text:p>
      <text:p text:style-name="P6">03| <text:s text:c="5"/>So will this one. */</text:p>
      <text:p text:style-name="P6">Since everything between the symbols is ignored, you will sometimes see programmers “beautify” their multiline comments:</text:p>
      <text:p text:style-name="P6"/>
      <text:p text:style-name="P6">01| /* This is a multi-line comment.</text:p>
      <text:p text:style-name="P6">02| <text:s/>* the matching asterisks to the left</text:p>
      <text:p text:style-name="P6">03| <text:s/>* can make this easier to read</text:p>
      <text:p text:style-name="P6">04| <text:s/>*/</text:p>
      <text:p text:style-name="P6"/>
      <text:p text:style-name="P2">Multi-line style comments do not nest. Consequently, the following will have unexpected results:</text:p>
      <text:p text:style-name="P2"/>
      <text:p text:style-name="P2"><text:span text:style-name="T4">01| </text:span>/* This is a multi-line /* comment */ this is not inside the comment */</text:p>
      <text:p text:style-name="P2"/>
      <text:p text:style-name="P2">The above comment ends at the first */, not the second */</text:p>
      <text:p text:style-name="P2">Rule: Never nest comments inside of other comments.</text:p>
      <text:p text:style-name="P2"/>
      <text:p text:style-name="P1"><text:soft-page-break/>Proper use of comments</text:p>
      <text:p text:style-name="P2"/>
      <text:p text:style-name="P2">Typically, comments should be used for three things. At the library, program, or function level, comments are best used to describe what the library, program, or function, does. For example:</text:p>
      <text:p text:style-name="P2"/>
      <text:p text:style-name="P2"><text:span text:style-name="T4">0</text:span>1<text:span text:style-name="T3">| </text:span>// This program calculate the student's final grade based on his test and homework scores.</text:p>
      <text:p text:style-name="P2"><text:span text:style-name="T4">0</text:span>1<text:span text:style-name="T3">| </text:span>// This function uses newton's method to approximate the root of a given equation.</text:p>
      <text:p text:style-name="P2"><text:span text:style-name="T4">0</text:span>1<text:span text:style-name="T3">| </text:span>// The following lines generate a random item based on rarity, level, and a weight factor.</text:p>
      <text:p text:style-name="P2"/>
      <text:p text:style-name="P2">All of these comments give the reader a good idea of what the program is trying to accomplish without having to look at the actual code. The user (possibly someone else, or you if you’re trying to reuse code you’ve already previously written) can tell at a glance whether the code is relevant to what he or she is trying to accomplish. This is particularly important when working as part of a team, where not everybody will be familiar with all of the code.</text:p>
      <text:p text:style-name="P2"/>
      <text:p text:style-name="P2">Second, within the library, program, or function described above, comments can be used to describe how the code is going to accomplish it’s goal.</text:p>
      <text:p text:style-name="P2"/>
      <text:p text:style-name="P7">01| /* To calculate the final grade, we sum all the weighted midterm and homework scores</text:p>
      <text:p text:style-name="P7">02| <text:s text:c="5"/>and then divide by the number of scores to assign a percentage. <text:s/>This percentage is</text:p>
      <text:p text:style-name="P7">03| <text:s text:c="5"/>used to calculate a letter grade. */</text:p>
      <text:p text:style-name="P7"/>
      <text:p text:style-name="P7">01| // To generate a random item, we're going to do the following:</text:p>
      <text:p text:style-name="P7">02| // 1) Put all of the items of the desired rarity on a list</text:p>
      <text:p text:style-name="P7">03| // 2) Calculate a probability for each item based on level and weight factor</text:p>
      <text:p text:style-name="P7">04| // 3) Choose a random number</text:p>
      <text:p text:style-name="P7">05| // 4) Figure out which item that random number corresponds to</text:p>
      <text:p text:style-name="P7">06| // 5) Return the appropriate item</text:p>
      <text:p text:style-name="P7"/>
      <text:p text:style-name="P2">These comments give the user an idea of how the code is going to accomplish it’s goal without going into too much detail.</text:p>
      <text:p text:style-name="P2"/>
      <text:p text:style-name="P2">At the statement level, comments should be used to describe why the code is doing something. A bad statement comment explains what the code is doing. If you ever write code that is so complex that needs a comment to explain what a statement is doing, you probably need to rewrite your statement, not comment it.</text:p>
      <text:p text:style-name="P2"/>
      <text:p text:style-name="P2">Here are some examples of bad line comments and good statement comments.</text:p>
      <text:p text:style-name="P2"/>
      <text:p text:style-name="P2">Bad comment:</text:p>
      <text:p text:style-name="P2"/>
      <text:p text:style-name="P2"><text:span text:style-name="T5">01| </text:span>// Set sight range to 0</text:p>
      <text:p text:style-name="P2"><text:span text:style-name="T5">02| </text:span>sight = 0;</text:p>
      <text:p text:style-name="P2">(yes, we already can see that sight is being set to 0 by looking at the statement)</text:p>
      <text:p text:style-name="P2"/>
      <text:p text:style-name="P2">Good comment:</text:p>
      <text:p text:style-name="P2"/>
      <text:p text:style-name="P2"><text:span text:style-name="T5">01| </text:span>// The player just drank a potion of blindness and can not see anything</text:p>
      <text:p text:style-name="P2"><text:span text:style-name="T5">02| </text:span>sight = 0;</text:p>
      <text:p text:style-name="P2">(now we know WHY the player’s sight is being set to 0)</text:p>
      <text:p text:style-name="P2"/>
      <text:p text:style-name="P2"/>
      <text:p text:style-name="P2"><text:soft-page-break/></text:p>
      <text:p text:style-name="P2">Programmers often have to make a tough decision between solving a problem one way, or solving it another way. Comments are a great way to remind yourself (or tell somebody else) the reason you made a one decision instead of another.</text:p>
      <text:p text:style-name="P2"/>
      <text:p text:style-name="P2">Good comments:</text:p>
      <text:p text:style-name="P2"/>
      <text:p text:style-name="P2"><text:span text:style-name="T5">01| </text:span>// We decided to use a linked list instead of an array because</text:p>
      <text:p text:style-name="P2"><text:span text:style-name="T5">02| </text:span>// arrays do insertion too slowly.</text:p>
      <text:p text:style-name="P2"/>
      <text:p text:style-name="P2"><text:span text:style-name="T5">01| </text:span>// We're going to use newton's method to find the root of a number because</text:p>
      <text:p text:style-name="P2"><text:span text:style-name="T5">02| </text:span>// there is no deterministic way to solve these equations.</text:p>
      <text:p text:style-name="P2"/>
      <text:p text:style-name="P2">To summarize:</text:p>
      <text:p text:style-name="P2"/>
      <text:p text:style-name="P2">At the library, program, or function level, describe what</text:p>
      <text:p text:style-name="P2">Inside the library, program, or function, describe how</text:p>
      <text:p text:style-name="P2">At the statement level, describe why.</text:p>
      <text:p text:style-name="P2"/>
      <text:p text:style-name="P1">Commenting out code</text:p>
      <text:p text:style-name="P2"/>
      <text:p text:style-name="P2">Converting one or more lines of code into a comment is called commenting out your code. This provides a convenient way to (temporarily) exclude parts of your code from being included in your compiled program.</text:p>
      <text:p text:style-name="P2"/>
      <text:p text:style-name="P2"><text:span text:style-name="T5">01| </text:span>// <text:s text:c="3"/>std::cout &lt;&lt; 1;</text:p>
      <text:p text:style-name="P5"/>
      <text:p text:style-name="P2"><text:span text:style-name="T5">01| </text:span>/*</text:p>
      <text:p text:style-name="P2"><text:span text:style-name="T5">02|</text:span> <text:s text:c="3"/>std::cout &lt;&lt; 1;</text:p>
      <text:p text:style-name="P2"><text:span text:style-name="T5">03|</text:span> <text:s text:c="3"/>std::cout &lt;&lt; 2;</text:p>
      <text:p text:style-name="P2"><text:span text:style-name="T5">04|</text:span> <text:s text:c="3"/>std::cout &lt;&lt; 3;</text:p>
      <text:p text:style-name="P2"><text:span text:style-name="T5">05| </text:span>*/</text:p>
      <text:p text:style-name="P2"/>
      <text:p text:style-name="P2">There are quite a few reasons you might want to do this:</text:p>
      <text:p text:style-name="P2"/>
      <text:p text:style-name="P2">1) You’re working on a new piece of code that won’t compile yet, and you need to run the program. </text:p>
      <text:p text:style-name="P2"/>
      <text:p text:style-name="P2">2) You’ve written code that compiles but doesn’t work correctly, and you don’t have time to fix it until later.</text:p>
      <text:p text:style-name="P2"/>
      <text:p text:style-name="P2">3) To find the source of an error. If a program isn’t producing the desired results (or is crashing), it can be useful in some cases to disable parts of your code to see if you can isolate what’s causing it to not work correctly.</text:p>
      <text:p text:style-name="P2"/>
      <text:p text:style-name="P2">4) You want to replace one piece of code with another piece of code. Instead of just deleting the original code, you can comment it out and leave it there for reference.</text:p>
      <text:p text:style-name="P2"/>
      <text:p text:style-name="P2">Commenting out code is a common thing to do while developing, so many IDEs provide support for commenting out a highlighted section of code. How you access this functionality varies by IDE (in Visual Studio, you can find it in the Edit menu under Edit-&gt;Advanced-&gt;Comment Selection/Uncomment Sel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2T00:24:30.040822296</meta:creation-date>
    <dc:date>2016-03-12T21:14:44.017922661</dc:date>
    <meta:editing-duration>PT30M8S</meta:editing-duration>
    <meta:editing-cycles>8</meta:editing-cycles>
    <meta:generator>LibreOffice/4.2.8.2$Linux_X86_64 LibreOffice_project/420m0$Build-2</meta:generator>
    <meta:document-statistic meta:table-count="0" meta:image-count="0" meta:object-count="0" meta:page-count="3" meta:paragraph-count="82" meta:word-count="1164" meta:character-count="6372" meta:non-whitespace-character-count="5253"/>
  </office:meta>
</office:document-meta>
</file>